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2425437089792614562" text:style-name="L1">
        <text:list-item>
          <text:list>
            <text:list-header>
              <text:p text:style-name="P20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9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6"><text:span text:style-name="T1">Tues 8/14/2017 </text:span><text:span text:style-name="T1">18 miles - a training run for the marathon</text:span>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4728977109410130722" text:style-name="L2">
        <text:list-item>
          <text:list>
            <text:list-header>
              <text:p text:style-name="P21">41.8 miles in the last week </text:p>
              <text:p text:style-name="P21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28T14:51:53.16</dc:date>
    <dc:creator>James Lombardi</dc:creator>
    <meta:editing-duration>PT19H27M19S</meta:editing-duration>
    <meta:editing-cycles>109</meta:editing-cycles>
    <meta:generator>OpenOffice/4.1.2$Win32 OpenOffice.org_project/412m3$Build-9782</meta:generator>
    <meta:document-statistic meta:table-count="0" meta:image-count="0" meta:object-count="0" meta:page-count="8" meta:paragraph-count="135" meta:word-count="2802" meta:character-count="14274"/>
  </office:meta>
</office:document-meta>
</file>